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port_of_loading_id and o.port_of_loading_id.name or ''&gt;</text:placeholder></text:p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><text:s text:c="2"/></text:p>
            <text:p text:style-name="P7"><text:s text:c="7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ext:soft-page-break/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2:15:11</dc:date>
    <meta:editing-duration>PT14H30M51S</meta:editing-duration>
    <meta:editing-cycles>28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7" meta:word-count="206" meta:character-count="2359" meta:non-whitespace-character-count="1980"/>
  </office:meta>
</office:document-meta>
</file>